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ValueType.typeFromContentType( String conte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rValueType.contentTypeFromType( int propert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